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1505" officeooo:paragraph-rsid="00181505"/>
    </style:style>
    <style:style style:name="P2" style:family="paragraph" style:parent-style-name="Standard">
      <style:text-properties fo:font-size="15pt" style:text-underline-style="solid" style:text-underline-width="auto" style:text-underline-color="font-color" fo:font-weight="bold" officeooo:rsid="00181505" officeooo:paragraph-rsid="00181505" style:font-size-asian="15pt" style:font-weight-asian="bold" style:font-size-complex="15pt" style:font-weight-complex="bold"/>
    </style:style>
    <style:style style:name="P3" style:family="paragraph" style:parent-style-name="Standard">
      <style:text-properties fo:font-size="15pt" style:text-underline-style="solid" style:text-underline-width="auto" style:text-underline-color="font-color" fo:font-weight="bold" officeooo:rsid="00181505" officeooo:paragraph-rsid="002159dd" style:font-size-asian="15pt" style:font-weight-asian="bold" style:font-size-complex="15pt" style:font-weight-complex="bold"/>
    </style:style>
    <style:style style:name="P4" style:family="paragraph" style:parent-style-name="Standard">
      <style:text-properties fo:font-size="15pt" style:text-underline-style="solid" style:text-underline-width="auto" style:text-underline-color="font-color" fo:font-weight="bold" officeooo:rsid="00181505" officeooo:paragraph-rsid="0033d3ec" style:font-size-asian="15pt" style:font-weight-asian="bold" style:font-size-complex="15pt" style:font-weight-complex="bold"/>
    </style:style>
    <style:style style:name="P5" style:family="paragraph" style:parent-style-name="Standard">
      <style:paragraph-properties fo:text-align="center" style:justify-single-word="false"/>
      <style:text-properties fo:font-size="15pt" style:text-underline-style="solid" style:text-underline-width="auto" style:text-underline-color="font-color" fo:font-weight="bold" officeooo:rsid="00181505" officeooo:paragraph-rsid="00181505" style:font-size-asian="15pt" style:font-weight-asian="bold" style:font-size-complex="15pt" style:font-weight-complex="bold"/>
    </style:style>
    <style:style style:name="P6" style:family="paragraph" style:parent-style-name="Standard">
      <style:text-properties fo:font-size="15pt" style:text-underline-style="solid" style:text-underline-width="auto" style:text-underline-color="font-color" fo:font-weight="bold" officeooo:rsid="002cf1ee" officeooo:paragraph-rsid="002cf1ee" style:font-size-asian="15pt" style:font-weight-asian="bold" style:font-size-complex="15pt" style:font-weight-complex="bold"/>
    </style:style>
    <style:style style:name="P7" style:family="paragraph" style:parent-style-name="Standard">
      <style:paragraph-properties fo:text-align="center" style:justify-single-word="false"/>
      <style:text-properties fo:font-size="15pt" style:text-underline-style="solid" style:text-underline-width="auto" style:text-underline-color="font-color" fo:font-weight="normal" officeooo:rsid="00413160" officeooo:paragraph-rsid="00413160" style:font-size-asian="15pt" style:font-weight-asian="normal" style:font-size-complex="15pt" style:font-weight-complex="normal"/>
    </style:style>
    <style:style style:name="P8"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413160" officeooo:paragraph-rsid="00413160" style:font-size-asian="15pt" style:font-weight-asian="normal" style:font-size-complex="15pt" style:font-weight-complex="normal"/>
    </style:style>
    <style:style style:name="P9" style:family="paragraph" style:parent-style-name="Standard">
      <style:text-properties fo:font-size="15pt" style:text-underline-style="none" fo:font-weight="normal" officeooo:rsid="00181505" officeooo:paragraph-rsid="002159dd" style:font-size-asian="15pt" style:font-weight-asian="normal" style:font-size-complex="15pt" style:font-weight-complex="normal"/>
    </style:style>
    <style:style style:name="P10" style:family="paragraph" style:parent-style-name="Standard">
      <style:paragraph-properties fo:text-align="center" style:justify-single-word="false"/>
      <style:text-properties fo:font-size="15pt" style:text-underline-style="none" fo:font-weight="normal" officeooo:rsid="003fd50b" officeooo:paragraph-rsid="003fd50b" style:font-size-asian="15pt" style:font-weight-asian="normal" style:font-size-complex="15pt" style:font-weight-complex="normal"/>
    </style:style>
    <style:style style:name="P11" style:family="paragraph" style:parent-style-name="Standard">
      <style:text-properties style:text-underline-style="solid" style:text-underline-width="auto" style:text-underline-color="font-color" officeooo:rsid="00181505" officeooo:paragraph-rsid="00181505"/>
    </style:style>
    <style:style style:name="P12" style:family="paragraph" style:parent-style-name="Standard">
      <style:text-properties style:text-underline-style="solid" style:text-underline-width="auto" style:text-underline-color="font-color" officeooo:rsid="0019b2bb" officeooo:paragraph-rsid="0019b2bb"/>
    </style:style>
    <style:style style:name="P13" style:family="paragraph" style:parent-style-name="Standard">
      <style:text-properties style:text-underline-style="solid" style:text-underline-width="auto" style:text-underline-color="font-color" officeooo:rsid="00251fbb" officeooo:paragraph-rsid="00251fbb"/>
    </style:style>
    <style:style style:name="P14" style:family="paragraph" style:parent-style-name="Standard">
      <style:text-properties officeooo:rsid="0019b2bb" officeooo:paragraph-rsid="0019b2bb"/>
    </style:style>
    <style:style style:name="P15" style:family="paragraph" style:parent-style-name="Standard">
      <style:text-properties officeooo:rsid="0019b2bb" officeooo:paragraph-rsid="0030b5e3"/>
    </style:style>
    <style:style style:name="P16" style:family="paragraph" style:parent-style-name="Standard">
      <style:text-properties style:text-underline-style="none" officeooo:rsid="0019b2bb" officeooo:paragraph-rsid="0019b2bb"/>
    </style:style>
    <style:style style:name="P17" style:family="paragraph" style:parent-style-name="Standard">
      <style:text-properties style:text-underline-style="none" officeooo:rsid="001f7eb9" officeooo:paragraph-rsid="0019b2bb"/>
    </style:style>
    <style:style style:name="P18" style:family="paragraph" style:parent-style-name="Standard">
      <style:text-properties style:text-underline-style="none" officeooo:rsid="001f7eb9" officeooo:paragraph-rsid="001f7eb9"/>
    </style:style>
    <style:style style:name="P19" style:family="paragraph" style:parent-style-name="Standard">
      <style:text-properties style:text-underline-style="none" officeooo:rsid="001f7eb9" officeooo:paragraph-rsid="0024db3a"/>
    </style:style>
    <style:style style:name="P20" style:family="paragraph" style:parent-style-name="Standard">
      <style:text-properties style:text-underline-style="none" officeooo:rsid="0024db3a" officeooo:paragraph-rsid="0024db3a"/>
    </style:style>
    <style:style style:name="P21" style:family="paragraph" style:parent-style-name="Standard">
      <style:text-properties style:text-underline-style="none" officeooo:rsid="00251fbb" officeooo:paragraph-rsid="00251fbb"/>
    </style:style>
    <style:style style:name="P22" style:family="paragraph" style:parent-style-name="Standard">
      <style:text-properties fo:font-size="12pt" style:text-underline-style="solid" style:text-underline-width="auto" style:text-underline-color="font-color" officeooo:rsid="002596a4" officeooo:paragraph-rsid="002596a4" style:font-size-asian="12pt" style:font-size-complex="12pt"/>
    </style:style>
    <style:style style:name="P23" style:family="paragraph" style:parent-style-name="Standard">
      <style:text-properties fo:font-size="12pt" style:text-underline-style="solid" style:text-underline-width="auto" style:text-underline-color="font-color" fo:font-weight="bold" officeooo:rsid="002cf1ee" officeooo:paragraph-rsid="004356e8" style:font-size-asian="10.5pt" style:font-weight-asian="bold" style:font-size-complex="12pt" style:font-weight-complex="bold"/>
    </style:style>
    <style:style style:name="P24" style:family="paragraph" style:parent-style-name="Standard">
      <style:text-properties fo:font-size="12pt" style:text-underline-style="none" officeooo:rsid="00251fbb" officeooo:paragraph-rsid="00251fbb" style:font-size-asian="12pt" style:font-size-complex="12pt"/>
    </style:style>
    <style:style style:name="P25" style:family="paragraph" style:parent-style-name="Standard">
      <style:text-properties fo:font-size="12pt" style:text-underline-style="none" officeooo:rsid="00251fbb" officeooo:paragraph-rsid="003c08b4" style:font-size-asian="12pt" style:font-size-complex="12pt"/>
    </style:style>
    <style:style style:name="P26" style:family="paragraph" style:parent-style-name="Standard">
      <style:text-properties fo:font-size="12pt" style:text-underline-style="none" officeooo:rsid="002596a4" officeooo:paragraph-rsid="002596a4" style:font-size-asian="12pt" style:font-size-complex="12pt"/>
    </style:style>
    <style:style style:name="P27" style:family="paragraph" style:parent-style-name="Standard">
      <style:text-properties fo:font-size="12pt" style:text-underline-style="none" officeooo:rsid="002596a4" officeooo:paragraph-rsid="0047474c" style:font-size-asian="12pt" style:font-size-complex="12pt"/>
    </style:style>
    <style:style style:name="P28" style:family="paragraph" style:parent-style-name="Standard">
      <style:text-properties fo:font-size="12pt" style:text-underline-style="none" officeooo:rsid="003c08b4" officeooo:paragraph-rsid="003c08b4" style:font-size-asian="12pt" style:font-size-complex="12pt"/>
    </style:style>
    <style:style style:name="P29" style:family="paragraph" style:parent-style-name="Standard">
      <style:text-properties fo:font-size="12pt" style:text-underline-style="none" fo:font-weight="normal" officeooo:rsid="00237eef" officeooo:paragraph-rsid="002159dd" style:font-size-asian="10.5pt" style:font-weight-asian="normal" style:font-size-complex="12pt" style:font-weight-complex="normal"/>
    </style:style>
    <style:style style:name="P30" style:family="paragraph" style:parent-style-name="Standard">
      <style:text-properties fo:font-size="12pt" style:text-underline-style="none" fo:font-weight="normal" officeooo:rsid="002b1f8f" officeooo:paragraph-rsid="002159dd" style:font-size-asian="10.5pt" style:font-weight-asian="normal" style:font-size-complex="12pt" style:font-weight-complex="normal"/>
    </style:style>
    <style:style style:name="P31" style:family="paragraph" style:parent-style-name="Standard">
      <style:text-properties officeooo:rsid="0030b5e3" officeooo:paragraph-rsid="0030b5e3"/>
    </style:style>
    <style:style style:name="P32" style:family="paragraph" style:parent-style-name="Standard">
      <style:text-properties fo:color="#800000" fo:font-size="12pt" style:text-underline-style="none" fo:font-weight="normal" officeooo:rsid="003361e7" officeooo:paragraph-rsid="0033d3ec" style:font-size-asian="10.5pt" style:font-weight-asian="normal" style:font-size-complex="12pt" style:font-weight-complex="normal"/>
    </style:style>
    <style:style style:name="P33" style:family="paragraph" style:parent-style-name="Standard">
      <style:paragraph-properties fo:text-align="center" style:justify-single-word="false"/>
      <style:text-properties fo:font-size="16pt" style:text-underline-style="solid" style:text-underline-width="auto" style:text-underline-color="font-color" fo:font-weight="bold" officeooo:rsid="003e880a" officeooo:paragraph-rsid="003e880a" style:font-size-asian="14pt" style:font-weight-asian="bold" style:font-size-complex="16pt" style:font-weight-complex="bold"/>
    </style:style>
    <style:style style:name="P34" style:family="paragraph" style:parent-style-name="Standard">
      <style:paragraph-properties fo:text-align="center" style:justify-single-word="false"/>
      <style:text-properties fo:font-size="18pt" style:text-underline-style="solid" style:text-underline-width="auto" style:text-underline-color="font-color" fo:font-weight="bold" officeooo:rsid="003e880a" officeooo:paragraph-rsid="003e880a" style:font-size-asian="18pt" style:font-weight-asian="bold" style:font-size-complex="18pt" style:font-weight-complex="bold"/>
    </style:style>
    <style:style style:name="P35" style:family="paragraph" style:parent-style-name="Standard">
      <style:paragraph-properties fo:text-align="center" style:justify-single-word="false"/>
      <style:text-properties fo:font-size="13pt" style:text-underline-style="none" fo:font-weight="normal" officeooo:rsid="003fd50b" officeooo:paragraph-rsid="003fd50b" style:font-size-asian="11.3500003814697pt" style:font-weight-asian="normal" style:font-size-complex="13pt" style:font-weight-complex="normal"/>
    </style:style>
    <style:style style:name="P36" style:family="paragraph" style:parent-style-name="Standard">
      <style:text-properties fo:font-size="15pt" style:text-underline-style="solid" style:text-underline-width="auto" style:text-underline-color="font-color" fo:font-weight="bold" officeooo:rsid="00181505" officeooo:paragraph-rsid="0033d3ec" style:font-size-asian="15pt" style:font-weight-asian="bold" style:font-size-complex="15pt" style:font-weight-complex="bold"/>
    </style:style>
    <style:style style:name="P37" style:family="paragraph" style:parent-style-name="Standard" style:list-style-name="L1">
      <style:paragraph-properties fo:text-align="start" style:justify-single-word="false"/>
      <style:text-properties fo:font-size="15pt" style:text-underline-style="none" fo:font-weight="normal" officeooo:rsid="00413160" officeooo:paragraph-rsid="00413160" style:font-size-asian="15pt" style:font-weight-asian="normal" style:font-size-complex="15pt" style:font-weight-complex="normal"/>
    </style:style>
    <style:style style:name="P38" style:family="paragraph" style:parent-style-name="Standard">
      <style:paragraph-properties fo:text-align="start" style:justify-single-word="false"/>
      <style:text-properties fo:font-size="15pt" style:text-underline-style="none" fo:font-weight="normal" officeooo:rsid="00413160" officeooo:paragraph-rsid="00413160" style:font-size-asian="15pt" style:font-weight-asian="normal" style:font-size-complex="15pt" style:font-weight-complex="normal"/>
    </style:style>
    <style:style style:name="P39" style:family="paragraph" style:parent-style-name="Standard">
      <style:text-properties fo:font-size="12pt" style:text-underline-style="none" officeooo:rsid="002596a4" officeooo:paragraph-rsid="002596a4" style:font-size-asian="12pt" style:font-size-complex="12pt"/>
    </style:style>
    <style:style style:name="P40" style:family="paragraph" style:parent-style-name="Standard">
      <style:text-properties fo:font-size="12pt" style:text-underline-style="solid" style:text-underline-width="auto" style:text-underline-color="font-color" officeooo:rsid="002596a4" officeooo:paragraph-rsid="002596a4" style:font-size-asian="12pt" style:font-size-complex="12pt"/>
    </style:style>
    <style:style style:name="P41" style:family="paragraph" style:parent-style-name="Standard">
      <style:text-properties fo:color="#000000" fo:font-size="12pt" style:text-underline-style="none" fo:font-weight="normal" officeooo:rsid="003361e7" officeooo:paragraph-rsid="0033d3ec" style:font-size-asian="10.5pt" style:font-weight-asian="normal" style:font-size-complex="12pt" style:font-weight-complex="normal"/>
    </style:style>
    <style:style style:name="T1" style:family="text">
      <style:text-properties officeooo:rsid="0019b2bb"/>
    </style:style>
    <style:style style:name="T2" style:family="text">
      <style:text-properties style:text-underline-style="none"/>
    </style:style>
    <style:style style:name="T3" style:family="text">
      <style:text-properties style:text-underline-style="none" officeooo:rsid="001b70cb"/>
    </style:style>
    <style:style style:name="T4" style:family="text">
      <style:text-properties style:text-underline-style="none" officeooo:rsid="001beed1"/>
    </style:style>
    <style:style style:name="T5" style:family="text">
      <style:text-properties style:text-underline-style="none" officeooo:rsid="001dce5a"/>
    </style:style>
    <style:style style:name="T6" style:family="text">
      <style:text-properties style:text-underline-style="none" officeooo:rsid="001ec7cc"/>
    </style:style>
    <style:style style:name="T7" style:family="text">
      <style:text-properties style:text-underline-style="none" officeooo:rsid="001f7eb9"/>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normal" officeooo:rsid="002f320a" style:font-weight-asian="normal" style:font-weight-complex="normal"/>
    </style:style>
    <style:style style:name="T10" style:family="text">
      <style:text-properties style:text-underline-style="none" fo:font-weight="normal" officeooo:rsid="004158a1" style:font-weight-asian="normal" style:font-weight-complex="normal"/>
    </style:style>
    <style:style style:name="T11" style:family="text">
      <style:text-properties style:text-underline-style="none" fo:font-weight="normal" officeooo:rsid="004356e8" style:font-weight-asian="normal" style:font-weight-complex="normal"/>
    </style:style>
    <style:style style:name="T12" style:family="text">
      <style:text-properties style:text-underline-style="none" fo:font-weight="normal" officeooo:rsid="0044b634" style:font-weight-asian="normal" style:font-weight-complex="normal"/>
    </style:style>
    <style:style style:name="T13" style:family="text">
      <style:text-properties style:text-underline-style="none" fo:font-weight="normal" officeooo:rsid="00458f87" style:font-weight-asian="normal" style:font-weight-complex="normal"/>
    </style:style>
    <style:style style:name="T14" style:family="text">
      <style:text-properties style:text-underline-style="none" fo:font-weight="normal" officeooo:rsid="00462e62" style:font-weight-asian="normal" style:font-weight-complex="normal"/>
    </style:style>
    <style:style style:name="T15" style:family="text">
      <style:text-properties style:text-underline-style="none" fo:font-weight="normal" officeooo:rsid="00470a1f" style:font-weight-asian="normal" style:font-weight-complex="normal"/>
    </style:style>
    <style:style style:name="T16" style:family="text">
      <style:text-properties style:text-underline-style="none" fo:font-weight="normal" officeooo:rsid="00485269" style:font-weight-asian="normal" style:font-weight-complex="normal"/>
    </style:style>
    <style:style style:name="T17" style:family="text">
      <style:text-properties style:text-underline-style="none" fo:font-weight="normal" officeooo:rsid="004a4062" style:font-weight-asian="normal" style:font-weight-complex="normal"/>
    </style:style>
    <style:style style:name="T18" style:family="text">
      <style:text-properties style:text-underline-style="none" fo:font-weight="normal" officeooo:rsid="004c4941" style:font-weight-asian="normal" style:font-weight-complex="normal"/>
    </style:style>
    <style:style style:name="T19" style:family="text">
      <style:text-properties style:text-underline-style="none" officeooo:rsid="005071de"/>
    </style:style>
    <style:style style:name="T20" style:family="text">
      <style:text-properties officeooo:rsid="002159dd"/>
    </style:style>
    <style:style style:name="T21" style:family="text">
      <style:text-properties fo:font-size="12pt" style:text-underline-style="none" fo:font-weight="normal" officeooo:rsid="002159dd" style:font-size-asian="10.5pt" style:font-weight-asian="normal" style:font-size-complex="12pt" style:font-weight-complex="normal"/>
    </style:style>
    <style:style style:name="T22" style:family="text">
      <style:text-properties fo:font-size="12pt" style:text-underline-style="none" fo:font-weight="normal" officeooo:rsid="00222a49" style:font-size-asian="10.5pt" style:font-weight-asian="normal" style:font-size-complex="12pt" style:font-weight-complex="normal"/>
    </style:style>
    <style:style style:name="T23" style:family="text">
      <style:text-properties fo:font-size="12pt" style:text-underline-style="none" fo:font-weight="normal" officeooo:rsid="00237eef" style:font-size-asian="10.5pt" style:font-weight-asian="normal" style:font-size-complex="12pt" style:font-weight-complex="normal"/>
    </style:style>
    <style:style style:name="T24" style:family="text">
      <style:text-properties fo:font-size="12pt" style:text-underline-style="none" fo:font-weight="normal" officeooo:rsid="0025a81b" style:font-size-asian="10.5pt" style:font-weight-asian="normal" style:font-size-complex="12pt" style:font-weight-complex="normal"/>
    </style:style>
    <style:style style:name="T25" style:family="text">
      <style:text-properties fo:font-size="12pt" style:text-underline-style="none" fo:font-weight="normal" officeooo:rsid="00271f00" style:font-size-asian="10.5pt" style:font-weight-asian="normal" style:font-size-complex="12pt" style:font-weight-complex="normal"/>
    </style:style>
    <style:style style:name="T26" style:family="text">
      <style:text-properties fo:font-size="12pt" style:text-underline-style="none" fo:font-weight="normal" officeooo:rsid="00286bc1" style:font-size-asian="10.5pt" style:font-weight-asian="normal" style:font-size-complex="12pt" style:font-weight-complex="normal"/>
    </style:style>
    <style:style style:name="T27" style:family="text">
      <style:text-properties fo:font-size="12pt" style:text-underline-style="none" fo:font-weight="normal" officeooo:rsid="002928a4" style:font-size-asian="10.5pt" style:font-weight-asian="normal" style:font-size-complex="12pt" style:font-weight-complex="normal"/>
    </style:style>
    <style:style style:name="T28" style:family="text">
      <style:text-properties fo:font-size="12pt" style:text-underline-style="none" fo:font-weight="normal" officeooo:rsid="002b1f8f" style:font-size-asian="10.5pt" style:font-weight-asian="normal" style:font-size-complex="12pt" style:font-weight-complex="normal"/>
    </style:style>
    <style:style style:name="T29" style:family="text">
      <style:text-properties fo:font-size="12pt" style:text-underline-style="none" fo:font-weight="normal" officeooo:rsid="0032feff" style:font-size-asian="10.5pt" style:font-weight-asian="normal" style:font-size-complex="12pt" style:font-weight-complex="normal"/>
    </style:style>
    <style:style style:name="T30" style:family="text">
      <style:text-properties fo:font-size="12pt" style:text-underline-style="none" fo:font-weight="normal" officeooo:rsid="004c4941" style:font-size-asian="10.5pt" style:font-weight-asian="normal" style:font-size-complex="12pt" style:font-weight-complex="normal"/>
    </style:style>
    <style:style style:name="T31" style:family="text">
      <style:text-properties fo:font-size="12pt" style:text-underline-style="none" fo:font-weight="normal" officeooo:rsid="004d470e" style:font-size-asian="10.5pt" style:font-weight-asian="normal" style:font-size-complex="12pt" style:font-weight-complex="normal"/>
    </style:style>
    <style:style style:name="T32" style:family="text">
      <style:text-properties fo:font-size="12pt" style:text-underline-style="none" fo:font-weight="normal" officeooo:rsid="005071de" style:font-size-asian="10.5pt" style:font-weight-asian="normal" style:font-size-complex="12pt" style:font-weight-complex="normal"/>
    </style:style>
    <style:style style:name="T33" style:family="text">
      <style:text-properties fo:font-size="12pt" style:font-size-asian="12pt" style:font-size-complex="12pt"/>
    </style:style>
    <style:style style:name="T34" style:family="text">
      <style:text-properties fo:font-size="12pt" officeooo:rsid="0025a81b" style:font-size-asian="12pt" style:font-size-complex="12pt"/>
    </style:style>
    <style:style style:name="T35" style:family="text">
      <style:text-properties officeooo:rsid="0024db3a"/>
    </style:style>
    <style:style style:name="T36" style:family="text">
      <style:text-properties officeooo:rsid="0030b5e3"/>
    </style:style>
    <style:style style:name="T37" style:family="text">
      <style:text-properties officeooo:rsid="00312cb8"/>
    </style:style>
    <style:style style:name="T38" style:family="text">
      <style:text-properties officeooo:rsid="0032cdee"/>
    </style:style>
    <style:style style:name="T39" style:family="text">
      <style:text-properties fo:color="#800000" fo:font-size="12pt" style:text-underline-style="none" fo:font-weight="normal" officeooo:rsid="003361e7" style:font-size-asian="10.5pt" style:font-weight-asian="normal" style:font-size-complex="12pt" style:font-weight-complex="normal"/>
    </style:style>
    <style:style style:name="T40" style:family="text">
      <style:text-properties fo:color="#800000" fo:font-size="12pt" style:text-underline-style="none" fo:font-weight="normal" officeooo:rsid="0038c15b" style:font-size-asian="10.5pt" style:font-weight-asian="normal" style:font-size-complex="12pt" style:font-weight-complex="normal"/>
    </style:style>
    <style:style style:name="T41" style:family="text">
      <style:text-properties officeooo:rsid="003c08b4"/>
    </style:style>
    <style:style style:name="T42" style:family="text">
      <style:text-properties officeooo:rsid="003fd50b"/>
    </style:style>
    <style:style style:name="T43" style:family="text">
      <style:text-properties fo:language="en" fo:country="CA"/>
    </style:style>
    <style:style style:name="T44" style:family="text">
      <style:text-properties officeooo:rsid="004bbeed"/>
    </style:style>
    <style:style style:name="T45" style:family="text">
      <style:text-properties fo:color="#000000" fo:font-size="12pt" style:text-underline-style="none" fo:font-weight="normal" officeooo:rsid="00370903" fo:background-color="#ffffff" loext:char-shading-value="0" style:font-size-asian="10.5pt" style:font-weight-asian="normal" style:font-size-complex="12pt" style:font-weight-complex="normal"/>
    </style:style>
    <style:style style:name="T46" style:family="text">
      <style:text-properties fo:color="#000000" fo:font-size="12pt" style:text-underline-style="none" fo:font-weight="normal" officeooo:rsid="004d470e" fo:background-color="#ffffff" loext:char-shading-value="0" style:font-size-asian="10.5pt" style:font-weight-asian="normal" style:font-size-complex="12pt" style:font-weight-complex="normal"/>
    </style:style>
    <style:style style:name="T47" style:family="text">
      <style:text-properties fo:color="#000000" fo:font-size="12pt" style:text-underline-style="none" fo:font-weight="normal" officeooo:rsid="0038c15b" fo:background-color="#ffffff" loext:char-shading-value="0" style:font-size-asian="10.5pt" style:font-weight-asian="normal" style:font-size-complex="12pt" style:font-weight-complex="normal"/>
    </style:style>
    <style:style style:name="T48" style:family="text">
      <style:text-properties fo:color="#000000" fo:font-size="12pt" style:text-underline-style="none" fo:font-weight="normal" officeooo:rsid="003993b4" style:font-size-asian="10.5pt" style:font-weight-asian="normal" style:font-size-complex="12pt" style:font-weight-complex="normal"/>
    </style:style>
    <style:style style:name="T49" style:family="text">
      <style:text-properties fo:color="#000000" fo:font-size="12pt" style:text-underline-style="none" fo:font-weight="normal" officeooo:rsid="004d470e" style:font-size-asian="10.5pt" style:font-weight-asian="normal" style:font-size-complex="12pt" style:font-weight-complex="normal"/>
    </style:style>
    <style:style style:name="T50" style:family="text">
      <style:text-properties fo:color="#000000" fo:font-size="12pt" style:text-underline-style="none" fo:font-weight="normal" officeooo:rsid="00370903" style:font-size-asian="10.5pt" style:font-weight-asian="normal" style:font-size-complex="12pt" style:font-weight-complex="normal"/>
    </style:style>
    <style:style style:name="T51" style:family="text">
      <style:text-properties fo:color="#000000" fo:font-size="12pt" style:text-underline-style="none" fo:font-weight="normal" officeooo:rsid="003a8bd2" style:font-size-asian="10.5pt" style:font-weight-asian="normal" style:font-size-complex="12pt" style:font-weight-complex="normal"/>
    </style:style>
    <style:style style:name="T52" style:family="text">
      <style:text-properties officeooo:rsid="005071d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34">CMPT 370 Construction Experience Document <text:span text:style-name="T42">for BattleBots</text:span></text:p>
      <text:p text:style-name="P34">Group A5</text:p>
      <text:p text:style-name="P33"/>
      <text:p text:style-name="P33"/>
      <text:p text:style-name="P2"/>
      <text:p text:style-name="P2"/>
      <text:p text:style-name="P5"/>
      <text:p text:style-name="P10">Mackenzie Power</text:p>
      <text:p text:style-name="P10">Haotian Ma</text:p>
      <text:p text:style-name="P10">Ryan Tetland</text:p>
      <text:p text:style-name="P10">Will Revell</text:p>
      <text:p text:style-name="P10">Mitchel Kovacs</text:p>
      <text:p text:style-name="P10"/>
      <text:p text:style-name="P10"/>
      <text:p text:style-name="P10"/>
      <text:p text:style-name="P10"/>
      <text:p text:style-name="P10"/>
      <text:p text:style-name="P10"/>
      <text:p text:style-name="P10"/>
      <text:p text:style-name="P35">Phase4_CONSTRUC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Table of Contents</text:p>
      <text:p text:style-name="P7"/>
      <text:p text:style-name="P8">Paired Programming Experiences<text:span text:style-name="T2"> …………………………………………….0</text:span><text:span text:style-name="T19">3</text:span></text:p>
      <text:list xml:id="list4705599698536317451" text:style-name="L1">
        <text:list-item>
          <text:p text:style-name="P37">Mackenzie and Mitch …………………………………………………..0<text:span text:style-name="T52">3</text:span></text:p>
        </text:list-item>
        <text:list-item>
          <text:p text:style-name="P37">Mackenzie and Will…………………………………………………….0<text:span text:style-name="T52">3</text:span></text:p>
        </text:list-item>
        <text:list-item>
          <text:p text:style-name="P37">Justin and Ryan………………………………………………………..0<text:span text:style-name="T52">4</text:span></text:p>
        </text:list-item>
        <text:list-item>
          <text:p text:style-name="P37">Justin and will………………………………………………………….0<text:span text:style-name="T52">4</text:span></text:p>
        </text:list-item>
        <text:list-item>
          <text:p text:style-name="P37">Ryan and Mitch………………………………………………………..0<text:span text:style-name="T52">5</text:span></text:p>
        </text:list-item>
      </text:list>
      <text:p text:style-name="P38"/>
      <text:p text:style-name="P8">Code Review Summary<text:span text:style-name="T2"> ……………………………………………………..0</text:span><text:span text:style-name="T19">5</text:span></text:p>
      <text:p text:style-name="P38"/>
      <text:p text:style-name="P8">Design Changes<text:span text:style-name="T2"> …………………………………………………………….0</text:span><text:span text:style-name="T19">6</text:span></text:p>
      <text:p text:style-name="P3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Paired- Programming experiences:</text:p>
      <text:p text:style-name="P1"/>
      <text:p text:style-name="P11">Mackenzie and Mitch</text:p>
      <text:p text:style-name="P1"/>
      <text:p text:style-name="P1">Mackenzie's Experience:</text:p>
      <text:p text:style-name="P1"><text:tab/>Overall I found the programming experience with Mitch to be quite beneficial. <text:s/>We both worked on attempting to get the functions working for robots to <text:s/>shoot, deal damage and receive damage to all robots in a given space. <text:s/>We built a 'Mock' robot team to test their damage and range on each other. <text:s/>Mitch showed me a method for debugging <text:s/>that I had not previously been taught which I will no doubt employ in the future both for this project and others that I will do in java. <text:s/>One of the most beneficial aspects aspects I felt was learned with this programming experience was that it excelled at speeding up implementing process'. <text:s/>More specifically, if I were stuck trying to figure out why something was not working, and the problem was something relatively minor, Mitch would point it out and the problem would be resolved quickly; and the reverse was true when I took on the role as the observer. <text:s/><text:span text:style-name="T1">We actually finished testing and implementing the functions much sooner than expected, and for the remainder of our time we decided to work on another members' implementation to help them along. <text:s/>We pair-programmed for about two and a half hours in total.</text:span></text:p>
      <text:p text:style-name="P1"/>
      <text:p text:style-name="P14">Mitch's Experience:</text:p>
      <text:p text:style-name="P15"><text:tab/><text:span text:style-name="T36">Mackenzie Power and I paired up for my first paired programming session. For our session, <text:s/>we attempted to get a lot of the robot actions working. The main goal was to get the shoot and receive damage completed and tested. Mackenzie started at the keyboard, I started with navigation. </text:span></text:p>
      <text:p text:style-name="P31"><text:span text:style-name="T37">As the navigator, s</text:span>ince I wasn't the one typing, <text:span text:style-name="T37">it was easier to recognize things that would cause errors. We switched an hour and a bit into the session, to get a feel of the other role. As the one typing, I felt I was able to get a lot more done than I would alone. Anytime I did something that wasn't clear, I would <text:s/>clarify to my partner, which helped me think it through and allowed him to provide input. In the end we got more finished than what was expected. Overall, the experience was useful and is something I will consider using in future projects.</text:span></text:p>
      <text:p text:style-name="P31"/>
      <text:p text:style-name="P12">Mackenzie and Will</text:p>
      <text:p text:style-name="P16"/>
      <text:p text:style-name="P16">Mackenzie's Experience:</text:p>
      <text:p text:style-name="P12"><text:span text:style-name="T2"><text:tab/></text:span><text:span text:style-name="T3">This was the second time I engaged in paired programming for this project. <text:s/>Working with Will, we implemented the scan and move functions of the AI robots. <text:s/>We came up with a method that would successfully scan all spaces within range of a robot relative to it's position and </text:span><text:span text:style-name="T4">account for spaces that were both null and did not exist (if the robot was in a corner for example</text:span><text:span text:style-name="T5">). <text:s/></text:span><text:span text:style-name="T6">Our time was spent mostly troubleshooting and testing the scan function. <text:s/>Like my experience with Mitch, we would each find minor issues that the other missed which helped to drive the process along. <text:s/>Paired-programming was beneficial when implementing this because the scan method could have been done multiple ways, and it was good to bounce different ideas off of each other to determine the most efficient way of implementing the function. <text:s/></text:span><text:span text:style-name="T7">We pair-programmed for about two hours.</text:span></text:p>
      <text:p text:style-name="P17"/>
      <text:p text:style-name="P18">Will's Experience:</text:p>
      <text:p text:style-name="P19"><text:tab/><text:span text:style-name="T35">For my first paired programming session I paired up with Mackenzie Power. We decided to work on the robot AI classes specifically focusing on the scan function. <text:s text:c="2"/>I had previously started on the scan function and was having problems getting it to work properly. It quickly became apparent that two eyes are better than one as the problem was quickly found and solved. I found that the code written in the paired programming time had far fewer errors than usual, and was far more efficient.</text:span></text:p>
      <text:p text:style-name="P20">While the code was better I do wonder if less actual code was written and work done in the allotted time. I believe that for more difficult problems paired programming <text:s/>proved to be very effective, but for the simpler tasks it seems like a waste of time as one person sits back with nothing to do.</text:p>
      <text:p text:style-name="P13"/>
      <text:p text:style-name="P13"><text:soft-page-break/>Justin and Ryan</text:p>
      <text:p text:style-name="P13"/>
      <text:p text:style-name="P21">Justin's Experience:</text:p>
      <text:p text:style-name="P21"><text:tab/><text:span text:style-name="T33">I paired programming with Ryan for the state panel. Working with Ryan was efficient and I did learn a different way to construct multiple panels together. He has started working on the panel before I joined working with him, but he was very patient explaining to me what are the things has he done and what are the purposes, for me that providing me a great understanding, so it was easier for me to help and follow his idea on building what he is doing. I took CMPT270 over the summer and our professor taught us a different method working on the JPanels, I explained the way I was taught and compare to his then we both agreed on using his method, from that I learned what I did not learn from my summer classes and I think that will help me in the future if I need work with JPanel again. Altogether, I personally prefer pair programming over working alone, it is easy to find errors as someone keeps eyes on what you are coding and it is efficient as while one person is coding the other can relax and refreshing his mind, simple rotation like that really </text:span><text:span text:style-name="T34">sped</text:span><text:span text:style-name="T33"> us up.</text:span></text:p>
      <text:p text:style-name="P24"/>
      <text:p text:style-name="P24">Ryan's Experience:</text:p>
      <text:p text:style-name="P25"><text:tab/><text:span text:style-name="T41"> During my pair programming session with Justin, I started off as the "Driver". We started</text:span></text:p>
      <text:p text:style-name="P28">off working on the GameController class trying to save information to use for creating the </text:p>
      <text:p text:style-name="P28">gameboard. After working on this for a while, we had a null pointer exception that we </text:p>
      <text:p text:style-name="P28">struggled with. We spent some time debugging by discussing what is going on and trying </text:p>
      <text:p text:style-name="P28">multiple things to fix it. Once we where at a deadlock, we decided to switch roles so I</text:p>
      <text:p text:style-name="P28">was the "Navigator" and Justin was the "Driver". We started working on the StatsPanel </text:p>
      <text:p text:style-name="P28">class which is a GUI. Justin was not as familiar as I was with the layout of JPanels so </text:p>
      <text:p text:style-name="P28">I guided him to create the Panel. During this time of a lighter subject I realized our </text:p>
      <text:p text:style-name="P28">previous problem had a simple solution and was able to quickly fix it once our pair </text:p>
      <text:p text:style-name="P28">programming session was finished.</text:p>
      <text:p text:style-name="P24"/>
      <text:p text:style-name="P24"/>
      <text:p text:style-name="P22">Justin and Will</text:p>
      <text:p text:style-name="P26"/>
      <text:p text:style-name="P26">Justin's Experience:</text:p>
      <text:p text:style-name="P27"><text:tab/><text:span text:style-name="T43">Will and I were paired programming for the section of word translator, I initially could not understand how that works fully, but as working with Will I have gained a much better understanding from the way he implemented. Although I was not particularly helpful for building that class, but I did help him catch small errors that more or less saved us sometime and I did learn something I did not know about before. Overall, pair programming with Will was basically a learning process to me, it would have take me a much longer time to finish that section if I was working by myself.</text:span></text:p>
      <text:p text:style-name="P26"/>
      <text:p text:style-name="P26">Will's Experience:</text:p>
      <text:p text:style-name="P26"><text:tab/><text:span text:style-name="T44">For my second paired programming session I worked with Justin. We decided to work on the interpreter and the word translator, classes which I had been working on before and was having difficulty with. I yet again found that paired programming was very good at catching and preventing <text:s/>syntax errors and small mistakes in the code. This helped improve the efficiency and quality of the code making it more effective and compact. I yet again found paired programming to be simply better than programming alone significantly cutting down on wasted time.</text:span></text:p>
      <text:p text:style-name="P26"/>
      <text:p text:style-name="P22"/>
      <text:p text:style-name="P22"/>
      <text:p text:style-name="P22"/>
      <text:p text:style-name="P22"/>
      <text:p text:style-name="P22"/>
      <text:p text:style-name="P22"><text:soft-page-break/>Ryan and Mitch</text:p>
      <text:p text:style-name="P26"/>
      <text:p text:style-name="P26">Ryan's Experience:</text:p>
      <text:p text:style-name="P28"><text:tab/>For my second pair programming session, I paired up with Mitchel. <text:s/>During the session we worked on mapping the mouse position to properly detect when the mouse is the bounds of a hexagon. After some time of trying to debug we pulled out a pen and paper to figure out and visualize what was happening. We found the task to be quite frustrating but by working with someone else I was able to stay focused and on task much longer than if I were by myself. It was also helpful to has someone else's understandings of what is happening.</text:p>
      <text:p text:style-name="P26"/>
      <text:p text:style-name="P26">Mitch's Experience:</text:p>
      <text:p text:style-name="P18"><text:tab/>Ryan and I met for my second paired programming session. The second time around, the experience was completely different. The goal we had for the session was to make each hexagon clickable. Ryan started on the keyboard, while I showed him what I had and what was wrong. While explaining it, I thought of a few things to try that I <text:span text:style-name="T38">hadn't</text:span> considered before, <text:span text:style-name="T38">unfortunately</text:span> <text:span text:style-name="T38">none of those things </text:span>help<text:span text:style-name="T38">ed. Throughout the session we switched a few times, between typing and observing, every time one of us got stuck. My partner was able to come up with ideas that I had not thought of and in the end it worked slightly better than when we started</text:span></text:p>
      <text:p text:style-name="P18"/>
      <text:p text:style-name="P18"/>
      <text:p text:style-name="P6">Code Critique:</text:p>
      <text:p text:style-name="P6"/>
      <text:p text:style-name="P23"><text:span text:style-name="T8"><text:tab/>For our code critique, we decided to evaluate a piece of code involving how our program draws the hexagon shapes and how we could fix it and make it more efficient. <text:s/>As it stood, it did not work correctly, which is one of the primary reasons why we chose to do our code critique on it. <text:s/>The code itself involved <text:s/></text:span><text:span text:style-name="T9">measuring values, </text:span><text:span text:style-name="T10">taking the on screen position of a mouse click, and then using mathematics to determine </text:span><text:span text:style-name="T11">if</text:span><text:span text:style-name="T10"> the position clicked was inside of a specific hexagon. <text:s text:c="2"/>The problem was that </text:span><text:span text:style-name="T11">the lower and upper portions of each hexagon button would not work correctly by either producing no action or selecting and adjacent hexagon.</text:span></text:p>
      <text:p text:style-name="P23"><text:span text:style-name="T11"><text:tab/>Our review of the code lasted approximately two hours. <text:s/>Initially it began with the two group members who wrote explaining in detail how the code worked, what it did, and where the problem was. <text:s/>To demonstrate the math, we wrote all the calculations on a white board with triangle diagrams to visually represent the code and problem at hand. <text:s/>After reviewing the current calculations and variables, we each then began to rewrite the mathematics the way we understood it to determine if perhaps there was an arithmetic error involved with the code. <text:s/></text:span><text:span text:style-name="T12">Initially no one discovered any errors when redoing the math themselves. <text:s/>We then wrote how all the variables involved in the code changed on the board and went through the code line by line to determine if there were any changes we were overlooking. <text:s/>We did discover that there was some calculations done that were redundant so we we were able to delete them. <text:s/>Unfortunately, we did not find the bug that was causing the problem. <text:s/>Since we could not find the bug, we decided to look for an out-of-the-box solution to the problem that would perhaps help. <text:s/></text:span><text:span text:style-name="T13">Together, we came up with a solution that simply generated a square within each hexagon that represented each space on the game board. <text:s/>This resulted in spaces that would correctly detect if they were the mouse were clicked within each space. Unfortunately, it did not account for situations where a player would click within a triangle. <text:s/>Doing so would simply yield no result or errors. <text:s/>After this, we decided to correct the errors and commenting style of the group member's code. </text:span><text:span text:style-name="T18">I</text:span><text:span text:style-name="T13">nforming them of the problems that currently did not match the style that the rest of the group agreed to and also that they should add in more comments as to what certain variables and functions actually represented. <text:s/></text:span><text:span text:style-name="T14">Once this was done, we decided to shelve the fixed code and come back to it once other more integral aspects of the program were implemented and working correctly.</text:span></text:p>
      <text:p text:style-name="P23"><text:span text:style-name="T14"><text:tab/></text:span><text:span text:style-name="T15">While the experience of this code review was beneficial to the point that each member of our team now understands the math and calculations involved in generating a clickable space in the </text:span><text:soft-page-break/><text:span text:style-name="T15">shape of a hexagon; it took time away from implementing and focusing on more important </text:span><text:span text:style-name="T16">aspects of our program. <text:s/>We had chosen this code to review for two reasons: one because it was one of the more complicated pieces of our program (due to the mathematics involved) and second because of the presence of a bug which we had hoped to be able to find together. <text:s/>In hindsight, we should have chosen to do our code review on the interpreter because it was an integral aspect of our programming that uses the most code and has required the most amount of testing and troubleshooting. <text:s/>Reviewing the interpreter would have allowed all members to understand it better and be able to switch off working on it. <text:s/>As it stands, the costs of reviewing the code that we did resulted mostly in a loss of time from working on other functions and classes. <text:s/>Had we been successful in determining the initial bug in the code, then our opinion of the experience would have been much greater. However, and increased efficiency, understanding, and reinforcement of coding guidelines was achieved through the experience. <text:s/></text:span><text:span text:style-name="T17">If we had more time on this project, we would definitely perform another code review on something more important to they system, like the in</text:span><text:span text:style-name="T18">t</text:span><text:span text:style-name="T17">e</text:span><text:span text:style-name="T18">r</text:span><text:span text:style-name="T17">preter.</text:span></text:p>
      <text:p text:style-name="P18"/>
      <text:p text:style-name="P18"/>
      <text:p text:style-name="P3"><text:bookmark-start text:name="__DdeLink__126_1308255529"/><text:span text:style-name="T20">Design Document Changes</text:span>:<text:bookmark-end text:name="__DdeLink__126_1308255529"/></text:p>
      <text:p text:style-name="P9"/>
      <text:p text:style-name="P3"><text:span text:style-name="T8"><text:tab/></text:span><text:span text:style-name="T21">Overall we have followed our design document quite closely while constructing our game. <text:s/>No </text:span><text:span text:style-name="T24">dramatic changes have been made</text:span><text:span text:style-name="T21">, but we have had to make quite a few additions to the various classes to achieve the desired outcome. <text:s/>For our robot class, we have added a few more attributes which we felt were necessary to make it interact with </text:span><text:span text:style-name="T24">other class's </text:span><text:span text:style-name="T21">easier. <text:s/>One of the primary attributes we have added to each robot was to have a reference to the actual game board class </text:span><text:span text:style-name="T22">so that each robot can actually interact with it more efficiently while moving and shooting. <text:s/></text:span><text:span text:style-name="T25">In regards to moving and shooting, we also wrote in the functions for both shooting and moving in the robot class. <text:s/>Each robot will now have a reference to </text:span><text:span text:style-name="T30">three </text:span><text:span text:style-name="T25">different stacks: the first being the mailbox stack of values, the second being a stack of forthValues which will serve as a stack to pop values from for robots being controlled by artificial intelligence's, </text:span><text:span text:style-name="T30">and the third being the variableStack which contained the variables created in the forth code</text:span><text:span text:style-name="T25">. <text:s/></text:span><text:span text:style-name="T30">We also implemented a hashtable in the robot class which contained the values of each individual forth variable. </text:span><text:span text:style-name="T25">One last attribute was added to the Robot class, which is a 'isHuman' attribute to a Boolean value of true or false on whether that particular robot is controlled by a human player of not. <text:s/></text:span><text:span text:style-name="T22">We have also decided that for the robot classes designed to be controlled by artificial intelligence <text:s/>that they be able to record and keep track of their own statistics </text:span><text:span text:style-name="T23">which will then be used to upload to the JSON file.</text:span></text:p>
      <text:p text:style-name="P29"/>
      <text:p text:style-name="P3"><text:span text:style-name="T23"><text:tab/></text:span><text:span text:style-name="T25">One of the largest additions we have made to our </text:span><text:span text:style-name="T26">construction which was detailed very little in our design was </text:span><text:span text:style-name="T27">the</text:span><text:span text:style-name="T26"> interpreter. <text:s/>We created an Interpreter class to retrieve values from JSON and store them and also execute </text:span><text:span text:style-name="T32">an array of Strings</text:span><text:span text:style-name="T26"> of robot Forth code. <text:s/>We also created a WordTranslator class which was essentially a HashMap/</text:span><text:span text:style-name="T30">Dictionary</text:span><text:span text:style-name="T26"> with keys indexing anonymous functions to be executed for each Forth word. </text:span><text:span text:style-name="T32">The interpreter class will take in a robot class and a JSON object and with them will execute the forth code through the translator corresponding to the robot.</text:span><text:span text:style-name="T26"> Both of these classes were not talked about in our design document so we spent quite a bit of time deciding how we should go about parsing both JSON and forth code. <text:s/></text:span><text:span text:style-name="T28">Although currently we have a very good grasp and understanding of how the interpreter works with Forth code, it would have been much more beneficial if we put time into understanding it for our design document. <text:s/>This likely would have saved us a tremendous amount of time during construction.</text:span></text:p>
      <text:p text:style-name="P30"><text:tab/></text:p>
      <text:p text:style-name="P4"><text:span text:style-name="T29"><text:tab/></text:span><text:span text:style-name="T30">Within the three separate AI classes we added three different functions into each to correspond more appropriately with the given Forth code. These were the check function, </text:span><text:span text:style-name="T31">which returned information about the square directly infront of the robot, the getDirectionOfEnemy function which returned an integer value representing the relative location of the enemy</text:span><text:span text:style-name="T30"> </text:span><text:span text:style-name="T31">compared to the AI, and finally the getRangeOfEnemy function which returned a value of 1, 2 or 3 according </text:span><text:soft-page-break/><text:span text:style-name="T31">to how far away the enemy was.</text:span><text:bookmark-start text:name="__DdeLink__1043_1723775449"/><text:bookmark-end text:name="__DdeLink__1043_1723775449"/></text:p>
      <text:p text:style-name="P32"/>
      <text:p text:style-name="P32"/>
      <text:p text:style-name="P4"><text:span text:style-name="T39"><text:tab/></text:span><text:span text:style-name="T45">For the GameBoard class we have added an attribute called aliveList, which is there for the system to keep on track </text:span><text:span text:style-name="T46">of </text:span><text:span text:style-name="T45">which robot</text:span><text:span text:style-name="T47">s are</text:span><text:span text:style-name="T45"> still alive so </text:span><text:span text:style-name="T46">that only</text:span><text:span text:style-name="T47"> living robots can </text:span><text:span text:style-name="T46">take actions on</text:span><text:span text:style-name="T47"> their turn. </text:span><text:span text:style-name="T46">We also ended up removing the gameObserver class as it did not add any important aspects to the game.</text:span></text:p>
      <text:p text:style-name="P4"><text:span text:style-name="T46"/></text:p>
      <text:p text:style-name="P4"><text:span text:style-name="T40"><text:tab/></text:span><text:span text:style-name="T48">In model package Hex class, we started only hav</text:span><text:span text:style-name="T49">ing</text:span><text:span text:style-name="T48"> one attribute called robotList and a function </text:span><text:span text:style-name="T49">called </text:span><text:span text:style-name="T48">isEmpty. Now we have </text:span><text:span text:style-name="T49">the H</text:span><text:span text:style-name="T48">ex </text:span><text:span text:style-name="T49">creation function which determines all important integres required to draw the hex on the gamepanel</text:span><text:span text:style-name="T48"> </text:span><text:span text:style-name="T49">as well as the</text:span><text:span text:style-name="T48"> draw </text:span><text:span text:style-name="T49">H</text:span><text:span text:style-name="T48">ex </text:span><text:span text:style-name="T49">function </text:span><text:span text:style-name="T50"><text:s/></text:span><text:span text:style-name="T49">which paints the hex shapes onto the gamepanel. </text:span><text:span text:style-name="T48">Also w</text:span><text:span text:style-name="T49">e created three functions to draw the robots on hexes these were called</text:span><text:span text:style-name="T48"> drawHexWithScout </text:span><text:span text:style-name="T49">drawHex</text:span><text:span text:style-name="T48">Withsniper </text:span><text:span text:style-name="T49">and drawHex</text:span><text:span text:style-name="T48">WithTank, </text:span><text:span text:style-name="T49">with each taking in the robots location and drawing it onto the gamepanel.</text:span><text:span text:style-name="T48"> </text:span><text:span text:style-name="T49">Finally</text:span><text:span text:style-name="T51"> the last change in the hex class </text:span><text:span text:style-name="T49">was the</text:span><text:span text:style-name="T51"> PointAtHex function, </text:span><text:span text:style-name="T49">which creates the clickable location on each of the hexes</text:span><text:span text:style-name="T51">.</text:span></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1:34:42.674336292</meta:creation-date>
    <dc:date>2016-11-27T19:48:10.671141987</dc:date>
    <meta:editing-duration>PT2H58M9S</meta:editing-duration>
    <meta:editing-cycles>37</meta:editing-cycles>
    <meta:generator>LibreOffice/4.4.7.2$Linux_X86_64 LibreOffice_project/40$Build-2</meta:generator>
    <meta:document-statistic meta:table-count="0" meta:image-count="0" meta:object-count="0" meta:page-count="7" meta:paragraph-count="65" meta:word-count="2894" meta:character-count="16819" meta:non-whitespace-character-count="13907"/>
  </office:meta>
</office:document-meta>
</file>